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position="super 58%" style:text-underline-style="solid" style:text-underline-width="auto" style:text-underline-color="font-color"/>
    </style:style>
    <style:style style:name="T5" style:family="text">
      <style:text-properties style:text-position="0% 100%" style:text-underline-style="solid" style:text-underline-width="auto" style:text-underline-color="font-color"/>
    </style:style>
    <style:style style:name="T6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1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8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oseph Oldman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October 19, 1895</text:p>
      <text:p text:style-name="P6">Month<text:tab/><text:tab/><text:tab/><text:tab/><text:tab/><text:tab/>October</text:p>
      <text:p text:style-name="P6">Year<text:tab/><text:tab/><text:tab/><text:tab/><text:tab/><text:tab/>1895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4">Eastern. Penitentiary, Octob 19th 95./</text:p>
      <text:p text:style-name="P2">Dear Dr!/</text:p>
      <text:p text:style-name="P3">Last week it was my pleasure to/ see Mr. Klein &amp; to receive from him the/ letter containing your own esteemed/ few lines and the letter received by/ kind Mr. Hoffman. <text:s/>I assure you dear/ Dr that the welcome information contain-/ed in same has buoyed up my troubled/ &amp; worried mind considerably, for these/ were the first (though indirect) tidings/ about my dear ones I have had for/ some time. <text:s/>I was especially anxious/ about the welfare of my dear old/ father for above all else in this/ world it has been my hearts desire/ to be reunited with him once more/ in life, so that I might obtain/ his pardon for all the troubles &amp;/ sorrow I may have caused him/ &amp; to receive his paternal blessings./</text:p>
      <text:p text:style-name="P3"/>
      <text:p text:style-name="P3">[Page 2]</text:p>
      <text:p text:style-name="P3">So I send my earnest silent suppli-/cations to the Almighty &amp; ask Him/ in His gracious Providence to spare/ my dear father so that I may be/ enabled to be with him once more./ <text:s/>Likewise also are my <text:soft-page-break/>sentiments/ with regard to my dear sister &amp;/ brothers. <text:s/>Of course I shall hasten/ home as soon as I am permitted/ &amp; have a chance to do so. <text:s/>I have/ been considering the question, whether/ it would be best for me to com-/municate with my folks <text:span text:style-name="T2">now</text:span><text:span text:style-name="T3"> &amp;/ while I am still in confinement/ and have finally concluded </text:span><text:span text:style-name="T2">not</text:span><text:span text:style-name="T3">/ </text:span><text:span text:style-name="T2">to do so now</text:span><text:span text:style-name="T3">. <text:s/>My reasons for/ not writing are such as I can/ not very well explain in a letter/ &amp; I shall not be able to make/ them plain to you until I am/ free again &amp; thus in a position/ to unbosom my heart to you/</text:span></text:p>
      <text:p text:style-name="P3"><text:span text:style-name="T3"/></text:p>
      <text:p text:style-name="P3"><text:span text:style-name="T3">[Page 3]</text:span></text:p>
      <text:p text:style-name="P3"><text:span text:style-name="T3">as a trusted friend &amp; well wisher for/ my future. <text:s/>I expect with God's/ Help to be released on Satur-/day </text:span><text:span text:style-name="T2">the 23</text:span><text:span text:style-name="T4">d</text:span><text:span text:style-name="T5"> of next month</text:span><text:span text:style-name="T6"> &amp; with/ your permission shall avail my-/self then of the opportunity to meet/ you, so that I may have the bene-/fit of your valued counsel &amp; ad-/vice for my plans, for feeling &amp;/ realizing that my past has been/ a disgraceful failure I am de-/termined not to make any more/ mistakes hereafter, if I can help/ it./</text:span></text:p>
      <text:p text:style-name="P3"><text:span text:style-name="T6"><text:tab/>This is all I can say for today/ &amp; above all I dont[sic!] wish to for-/get to thank you dear Dr for the/ kind &amp; fatherly interest you have/ shown me thus far &amp; I trust that/ I may continue also in the future/ to merit &amp; prove myself worthy of/ same. <text:s/>Surely the Almighty will/</text:span></text:p>
      <text:p text:style-name="P3"><text:span text:style-name="T6"/></text:p>
      <text:p text:style-name="P3"><text:span text:style-name="T6">[Page 4]</text:span></text:p>
      <text:p text:style-name="P3"><text:span text:style-name="T6">not fail to shower His greatest/ blessings upon you &amp; all of yours/ in answer to my own humble pray-/ers &amp; for your greatness of heart/ &amp; true brotherly love of mankind./</text:span></text:p>
      <text:p text:style-name="P3"><text:span text:style-name="T6"><text:tab/>So then Good Bye for today/ and until I see you again./ <text:s/>With assurances of my sincerest/ regard believe me/ yours truly/ Jos. Oldmann/ 7524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5:15:37.26</meta:creation-date>
    <meta:document-statistic meta:table-count="0" meta:image-count="0" meta:object-count="0" meta:page-count="3" meta:paragraph-count="72" meta:word-count="648" meta:character-count="3805"/>
    <dc:date>2012-01-03T15:39:35.88</dc:date>
    <dc:creator>Penn Libraries</dc:creator>
    <meta:editing-duration>PT00H08M48S</meta:editing-duration>
    <meta:editing-cycles>1</meta:editing-cycles>
    <meta:generator>OpenOffice.org/3.2$Win32 OpenOffice.org_project/320m12$Build-9483</meta:generator>
  </office:meta>
</office:document-meta>
</file>